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48" calcext:value-type="float">
            <text:p>748</text:p>
          </table:table-cell>
          <table:table-cell table:style-name="ce7" table:formula="of:=COUNTIF([.B7:.B999];&quot;X&quot;)" office:value-type="float" office:value="635" calcext:value-type="float">
            <text:p>635</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6" calcext:value-type="float">
            <text:p>86</text:p>
          </table:table-cell>
          <table:table-cell table:style-name="ce25" table:formula="of:=SUM([.B2:.F2])" office:value-type="float" office:value="795" calcext:value-type="float">
            <text:p>79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3" table:number-rows-repeated="20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30">00/00/0000</text:date>, <text:time style:data-style-name="N2" text:time-value="22:58:50.47120297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30T23:00:09.636230538</dc:date>
    <meta:editing-duration>PT21H25M56S</meta:editing-duration>
    <meta:editing-cycles>736</meta:editing-cycles>
    <meta:document-statistic meta:table-count="1" meta:cell-count="4498" meta:object-count="0"/>
  </office:meta>
</office:document-meta>
</file>